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82cm"/>
    </style:style>
    <style:style style:name="co2" style:family="table-column">
      <style:table-column-properties fo:break-before="auto" style:column-width="1.63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54cm"/>
    </style:style>
    <style:style style:name="co5" style:family="table-column">
      <style:table-column-properties fo:break-before="auto" style:column-width="1.0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1.365cm"/>
    </style:style>
    <style:style style:name="co9" style:family="table-column">
      <style:table-column-properties fo:break-before="auto" style:column-width="2.455cm"/>
    </style:style>
    <style:style style:name="co10" style:family="table-column">
      <style:table-column-properties fo:break-before="auto" style:column-width="1.127cm"/>
    </style:style>
    <style:style style:name="co11" style:family="table-column">
      <style:table-column-properties fo:break-before="auto" style:column-width="2.217cm"/>
    </style:style>
    <style:style style:name="co12" style:family="table-column">
      <style:table-column-properties fo:break-before="auto" style:column-width="1.113cm"/>
    </style:style>
    <style:style style:name="co13" style:family="table-column">
      <style:table-column-properties fo:break-before="auto" style:column-width="2.14cm"/>
    </style:style>
    <style:style style:name="co14" style:family="table-column">
      <style:table-column-properties fo:break-before="auto" style:column-width="4.59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2.843cm"/>
    </style:style>
    <style:style style:name="co17" style:family="table-column">
      <style:table-column-properties fo:break-before="auto" style:column-width="2.533cm"/>
    </style:style>
    <style:style style:name="co18" style:family="table-column">
      <style:table-column-properties fo:break-before="auto" style:column-width="1.614cm"/>
    </style:style>
    <style:style style:name="co19" style:family="table-column">
      <style:table-column-properties fo:break-before="auto" style:column-width="2.494cm"/>
    </style:style>
    <style:style style:name="co20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1.069cm"/>
    </style:style>
    <style:style style:name="co22" style:family="table-column">
      <style:table-column-properties fo:break-before="auto" style:column-width="2.178cm"/>
    </style:style>
    <style:style style:name="co23" style:family="table-column">
      <style:table-column-properties fo:break-before="auto" style:column-width="4.576cm"/>
    </style:style>
    <style:style style:name="co24" style:family="table-column">
      <style:table-column-properties fo:break-before="auto" style:column-width="3.72cm"/>
    </style:style>
    <style:style style:name="co25" style:family="table-column">
      <style:table-column-properties fo:break-before="auto" style:column-width="2.879cm"/>
    </style:style>
    <style:style style:name="co26" style:family="table-column">
      <style:table-column-properties fo:break-before="auto" style:column-width="3.5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dde8cb" fo:border-left="0.99pt solid #000000" fo:border-right="0.99pt solid #000000" fo:border-top="0.99pt solid #000000"/>
    </style:style>
    <style:style style:name="ce29" style:family="table-cell" style:parent-style-name="Default">
      <style:table-cell-properties fo:border-bottom="none" fo:background-color="#dde8cb" fo:border-left="0.99pt solid #000000" fo:border-right="0.99pt solid #000000" fo:border-top="none"/>
    </style:style>
    <style:style style:name="ce28" style:family="table-cell" style:parent-style-name="Default">
      <style:table-cell-properties fo:border-bottom="0.99pt solid #000000" fo:background-color="#dde8cb" fo:border-left="0.99pt solid #000000" fo:border-right="0.99pt solid #000000" fo:border-top="none"/>
    </style:style>
    <style:style style:name="ce16" style:family="table-cell" style:parent-style-name="Default" style:data-style-name="N10131">
      <style:map style:condition="cell-content()=&quot;N/A&quot;" style:apply-style-name="Untitled1" style:base-cell-address="Floor1.L2"/>
    </style:style>
    <style:style style:name="ce17" style:family="table-cell" style:parent-style-name="Default" style:data-style-name="N99"/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6" style:family="table-cell" style:parent-style-name="Default">
      <style:table-cell-properties fo:wrap-option="wrap"/>
      <style:text-properties fo:hyphenate="true"/>
    </style:style>
    <style:style style:name="ce20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21" style:family="table-cell" style:parent-style-name="Default">
      <style:table-cell-properties fo:border-bottom="none" fo:border-left="0.99pt solid #000000" fo:border-right="0.99pt solid #000000" fo:border-top="none"/>
    </style:style>
    <style:style style:name="ce22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9" style:family="table-cell" style:parent-style-name="Default">
      <style:map style:condition="cell-content()=&quot;N/A&quot;" style:apply-style-name="Untitled1" style:base-cell-address="Floor2.L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bg" fo:country="B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3:.$A$20])" table:allow-empty-cell="true" table:display-list="unsorted" table:base-cell-address="Floor1.K33">
          <table:error-message table:message-type="stop" table:display="true"/>
        </table:content-validation>
        <table:content-validation table:name="val2" table:base-cell-address="Floor1.K11">
          <table:error-message table:message-type="stop" table:display="true"/>
        </table:content-validation>
        <table:content-validation table:name="val3" table:condition="of:cell-content-is-in-list([$Data.$D$3:.$D$20])" table:allow-empty-cell="true" table:display-list="unsorted" table:base-cell-address="Floor2.K2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ce3"/>
        <table:table-column table:style-name="co2" table:default-cell-style-name="ce12"/>
        <table:table-column table:style-name="co3" table:default-cell-style-name="ce3"/>
        <table:table-column table:style-name="co4" table:default-cell-style-name="ce3"/>
        <table:table-column table:style-name="co2" table:default-cell-style-name="ce12"/>
        <table:table-column table:style-name="co3" table:default-cell-style-name="ce3"/>
        <table:table-row table:style-name="ro1">
          <table:table-cell table:style-name="ce11" office:value-type="string" calcext:value-type="string" table:number-columns-spanned="3" table:number-rows-spanned="1">
            <text:p>Floor 1</text:p>
          </table:table-cell>
          <table:covered-table-cell table:style-name="ce3"/>
          <table:covered-table-cell/>
          <table:table-cell table:style-name="ce11" office:value-type="string" calcext:value-type="string" table:number-columns-spanned="3" table:number-rows-spanned="1">
            <text:p>Floor 2</text:p>
          </table:table-cell>
          <table:covered-table-cell table:style-name="ce3"/>
          <table:covered-table-cell/>
        </table:table-row>
        <table:table-row table:style-name="ro1">
          <table:table-cell table:style-name="ce12" office:value-type="string" calcext:value-type="string">
            <text:p>Light name</text:p>
          </table:table-cell>
          <table:table-cell office:value-type="string" calcext:value-type="string">
            <text:p>PCA pin</text:p>
          </table:table-cell>
          <table:table-cell table:style-name="ce12"/>
          <table:table-cell table:style-name="ce12" office:value-type="string" calcext:value-type="string">
            <text:p>Light name</text:p>
          </table:table-cell>
          <table:table-cell office:value-type="string" calcext:value-type="string">
            <text:p>PCA pin</text:p>
          </table:table-cell>
          <table:table-cell table:style-name="ce12"/>
        </table:table-row>
        <table:table-row table:style-name="ro1">
          <table:table-cell office:value-type="string" calcext:value-type="string">
            <text:p>fl1hallwayCeilingLigh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l2hallwayCeilingLigh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1hallwayFrontDoor</text:p>
          </table:table-cell>
          <table:table-cell table:formula="of:=[.B3]+1" office:value-type="float" office:value="1" calcext:value-type="float">
            <text:p>1</text:p>
          </table:table-cell>
          <table:table-cell/>
          <table:table-cell office:value-type="string" calcext:value-type="string">
            <text:p>fl2bathroomCeilingLight</text:p>
          </table:table-cell>
          <table:table-cell table:formula="of:=[.E3]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teriorCeilingLight</text:p>
          </table:table-cell>
          <table:table-cell table:formula="of:=[.B4]+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1">fl2</text:span>bathroomShowerLight</text:p>
          </table:table-cell>
          <table:table-cell table:formula="of:=[.E4]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1bathroomCeilingLight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string" calcext:value-type="string">
            <text:p><text:span text:style-name="T1">fl2</text:span>bathroomBathtubLight</text:p>
          </table:table-cell>
          <table:table-cell table:formula="of:=[.E5]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fl1b</text:span>athroomFloorHeating</text:p>
          </table:table-cell>
          <table:table-cell table:formula="of:=[.B6]+1" office:value-type="float" office:value="4" calcext:value-type="float">
            <text:p>4</text:p>
          </table:table-cell>
          <table:table-cell/>
          <table:table-cell office:value-type="string" calcext:value-type="string">
            <text:p><text:span text:style-name="T1">fl2</text:span>bathroomFloorHeating</text:p>
          </table:table-cell>
          <table:table-cell table:formula="of:=[.E6]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vingroomCeilingLightEast</text:p>
          </table:table-cell>
          <table:table-cell table:formula="of:=[.B7]+1" office:value-type="float" office:value="5" calcext:value-type="float">
            <text:p>5</text:p>
          </table:table-cell>
          <table:table-cell/>
          <table:table-cell office:value-type="string" calcext:value-type="string">
            <text:p>bedroom1CeilingLight</text:p>
          </table:table-cell>
          <table:table-cell table:formula="of:=[.E7]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vingroomCeilingLightCenter</text:p>
          </table:table-cell>
          <table:table-cell table:formula="of:=[.B8]+1"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bedroom1</text:span>WallLight</text:p>
          </table:table-cell>
          <table:table-cell table:formula="of:=[.E8]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vingroomCeilingLightWest</text:p>
          </table:table-cell>
          <table:table-cell table:formula="of:=[.B9]+1" office:value-type="float" office:value="7" calcext:value-type="float">
            <text:p>7</text:p>
          </table:table-cell>
          <table:table-cell/>
          <table:table-cell office:value-type="string" calcext:value-type="string">
            <text:p>bedroom2CeilingLight</text:p>
          </table:table-cell>
          <table:table-cell table:formula="of:=[.E9]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vingroomWallLight</text:p>
          </table:table-cell>
          <table:table-cell table:formula="of:=[.B10]+1"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bedroom2</text:span>WallLight</text:p>
          </table:table-cell>
          <table:table-cell table:formula="of:=[.E10]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ivingroomTableLight</text:p>
          </table:table-cell>
          <table:table-cell table:formula="of:=[.B11]+1" office:value-type="float" office:value="9" calcext:value-type="float">
            <text:p>9</text:p>
          </table:table-cell>
          <table:table-cell/>
          <table:table-cell office:value-type="string" calcext:value-type="string">
            <text:p>bedroom0CeilingLight1</text:p>
          </table:table-cell>
          <table:table-cell table:formula="of:=[.E11]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itchenCeilingLight</text:p>
          </table:table-cell>
          <table:table-cell table:formula="of:=[.B12]+1" office:value-type="float" office:value="10" calcext:value-type="float">
            <text:p>10</text:p>
          </table:table-cell>
          <table:table-cell/>
          <table:table-cell office:value-type="string" calcext:value-type="string">
            <text:p>bedroom0CeilingLight2</text:p>
          </table:table-cell>
          <table:table-cell table:formula="of:=[.E12]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tairsCeilingLight</text:p>
          </table:table-cell>
          <table:table-cell table:formula="of:=[.B13]+1" office:value-type="float" office:value="11" calcext:value-type="float">
            <text:p>11</text:p>
          </table:table-cell>
          <table:table-cell/>
          <table:table-cell office:value-type="string" calcext:value-type="string">
            <text:p><text:span text:style-name="T1">bedroom0</text:span>WallLight</text:p>
          </table:table-cell>
          <table:table-cell table:formula="of:=[.E13]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tudyCeilingLight</text:p>
          </table:table-cell>
          <table:table-cell table:formula="of:=[.B14]+1" office:value-type="float" office:value="12" calcext:value-type="float">
            <text:p>12</text:p>
          </table:table-cell>
          <table:table-cell/>
          <table:table-cell office:value-type="string" calcext:value-type="string">
            <text:p>bedroom0BedLight1</text:p>
          </table:table-cell>
          <table:table-cell table:formula="of:=[.E14]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tudyWallLight</text:p>
          </table:table-cell>
          <table:table-cell table:formula="of:=[.B15]+1" office:value-type="float" office:value="13" calcext:value-type="float">
            <text:p>13</text:p>
          </table:table-cell>
          <table:table-cell/>
          <table:table-cell office:value-type="string" calcext:value-type="string">
            <text:p>bedroom0BedLight2</text:p>
          </table:table-cell>
          <table:table-cell table:formula="of:=[.E15]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xxxx</text:p>
          </table:table-cell>
          <table:table-cell table:formula="of:=[.B16]+1" office:value-type="float" office:value="14" calcext:value-type="float">
            <text:p>14</text:p>
          </table:table-cell>
          <table:table-cell/>
          <table:table-cell office:value-type="string" calcext:value-type="string">
            <text:p>xxxx</text:p>
          </table:table-cell>
          <table:table-cell table:formula="of:=[.E16]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aseFan</text:p>
          </table:table-cell>
          <table:table-cell table:formula="of:=[.B17]+1" office:value-type="float" office:value="15" calcext:value-type="float">
            <text:p>15</text:p>
          </table:table-cell>
          <table:table-cell/>
          <table:table-cell office:value-type="string" calcext:value-type="string">
            <text:p>caseFan</text:p>
          </table:table-cell>
          <table:table-cell table:formula="of:=[.E17]+1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4" office:value-type="string" calcext:value-type="string">
            <text:p>meta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meta</text:p>
          </table:table-cell>
          <table:table-cell table:style-name="ce14" office:value-type="string" calcext:value-type="string">
            <text:p>-</text:p>
          </table:table-cell>
          <table:table-cell table:style-name="ce14"/>
        </table:table-row>
        <table:table-row table:style-name="ro1">
          <table:table-cell table:style-name="ce14" office:value-type="string" calcext:value-type="string">
            <text:p>free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"/>
        </table:table-row>
        <table:table-row table:style-name="ro1">
          <table:table-cell table:style-name="ce14" office:value-type="string" calcext:value-type="string">
            <text:p>stairsStepLight</text:p>
          </table:table-cell>
          <table:table-cell table:style-name="ce14" table:number-columns-repeated="5"/>
        </table:table-row>
        <table:table-row table:style-name="ro1">
          <table:table-cell table:style-name="ce14" office:value-type="string" calcext:value-type="string">
            <text:p>kitchenCupboardLights</text:p>
          </table:table-cell>
          <table:table-cell table:style-name="ce14" table:number-columns-repeated="5"/>
        </table:table-row>
        <table:table-row table:style-name="ro1">
          <table:table-cell table:style-name="ce14" office:value-type="string" calcext:value-type="string">
            <text:p><text:span text:style-name="T1">fl1b</text:span>athroomShowerLight</text:p>
          </table:table-cell>
          <table:table-cell table:style-name="ce14" table:number-columns-repeated="5"/>
        </table:table-row>
        <table:table-row table:style-name="ro1">
          <table:table-cell table:style-name="ce14" office:value-type="string" calcext:value-type="string">
            <text:p>underStairLight</text:p>
          </table:table-cell>
          <table:table-cell table:style-name="ce14" table:number-columns-repeated="5"/>
        </table:table-row>
        <table:table-row table:style-name="ro1">
          <table:table-cell table:style-name="ce14" office:value-type="string" calcext:value-type="string">
            <text:p><text:span text:style-name="T1">fl1b</text:span>athroomFloorHeating</text:p>
          </table:table-cell>
          <table:table-cell table:style-name="ce14" table:number-columns-repeated="5"/>
        </table:table-row>
        <table:table-row table:style-name="ro1">
          <table:table-cell table:style-name="ce14" table:number-columns-repeated="6"/>
        </table:table-row>
        <table:table-row table:style-name="ro1">
          <table:table-cell table:style-name="ce14" table:number-columns-repeated="6"/>
        </table:table-row>
      </table:table>
      <table:table table:name="Floor1" table:style-name="ta1"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Default"/>
        <table:table-column table:style-name="co12" table:default-cell-style-name="ce4"/>
        <table:table-column table:style-name="co13" table:default-cell-style-name="ce10"/>
        <table:table-column table:style-name="co14" table:default-cell-style-name="ce29"/>
        <table:table-column table:style-name="co15" table:default-cell-style-name="ce16"/>
        <table:table-column table:style-name="co3" table:default-cell-style-name="ce16"/>
        <table:table-column table:style-name="co16" table:default-cell-style-name="ce16"/>
        <table:table-column table:style-name="co17" table:default-cell-style-name="ce16"/>
        <table:table-column table:style-name="co3" table:default-cell-style-name="Default"/>
        <table:table-row table:style-name="ro2">
          <table:table-cell table:style-name="ce7" office:value-type="string" calcext:value-type="string">
            <text:p>patch no</text:p>
          </table:table-cell>
          <table:table-cell table:style-name="ce7" office:value-type="string" calcext:value-type="string">
            <text:p>cable 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ID</text:p>
          </table:table-cell>
          <table:table-cell table:style-name="ce7" office:value-type="string" calcext:value-type="string">
            <text:p>PCF pin</text:p>
          </table:table-cell>
          <table:table-cell table:style-name="ce7" office:value-type="string" calcext:value-type="string">
            <text:p>PCF name/addr</text:p>
          </table:table-cell>
          <table:table-cell table:style-name="ce7" office:value-type="string" calcext:value-type="string">
            <text:p>PCA pin</text:p>
          </table:table-cell>
          <table:table-cell table:style-name="ce7" office:value-type="string" calcext:value-type="string">
            <text:p>Output type</text:p>
          </table:table-cell>
          <table:table-cell table:style-name="ce10" office:value-type="string" calcext:value-type="string">
            <text:p>What</text:p>
          </table:table-cell>
          <table:table-cell table:style-name="ce10" office:value-type="string" calcext:value-type="string">
            <text:p>A on click</text:p>
          </table:table-cell>
          <table:table-cell table:style-name="ce10" office:value-type="string" calcext:value-type="string">
            <text:p>A on dClick</text:p>
          </table:table-cell>
          <table:table-cell table:style-name="ce10" office:value-type="string" calcext:value-type="string">
            <text:p>A on Hold</text:p>
          </table:table-cell>
          <table:table-cell table:style-name="ce10" office:value-type="string" calcext:value-type="string">
            <text:p>A on Release</text:p>
          </table:table-cell>
          <table:table-cell/>
        </table:table-row>
        <table:table-row table:style-name="ro1">
          <table:table-cell table:style-name="ce8" table:number-columns-spanned="1" table:number-rows-spanned="4"/>
          <table:table-cell table:style-name="ce8" office:value-type="float" office:value="28" calcext:value-type="float" table:number-columns-spanned="1" table:number-rows-spanned="4">
            <text:p>28</text:p>
          </table:table-cell>
          <table:table-cell table:style-name="ce8" office:value-type="string" calcext:value-type="string" table:number-columns-spanned="1" table:number-rows-spanned="4">
            <text:p>Hallway</text:p>
          </table:table-cell>
          <table:table-cell table:style-name="ce8" office:value-type="float" office:value="1" calcext:value-type="float" table:number-columns-spanned="1" table:number-rows-spanned="4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1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1 0x38</text:p>
          </table:table-cell>
          <table:table-cell table:formula="of:=IF([.K2]&lt;&gt;&quot;&quot;;VLOOKUP([.K2];[$Data.$A$3:.$B$20];2;0);&quot;-&quot;)" office:value-type="float" office:value="0" calcext:value-type="float">
            <text:p>0</text:p>
          </table:table-cell>
          <table:table-cell table:style-name="ce4" office:value-type="string" calcext:value-type="string">
            <text:p>PWM Driver</text:p>
          </table:table-cell>
          <table:table-cell table:style-name="ce24" table:content-validation-name="val1" office:value-type="string" calcext:value-type="string">
            <text:p>fl1hallwa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style-name="ce8"/>
          <table:covered-table-cell table:style-name="ce8" office:value-type="float" office:value="2" calcext:value-type="float">
            <text:p>2</text:p>
          </table:covered-table-cell>
          <table:covered-table-cell table:style-name="Default"/>
          <table:covered-table-cell table:style-name="ce8"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1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3]&lt;&gt;&quot;&quot;;VLOOKUP([.K3];[$Data.$A$3:.$B$20];2;0);&quot;-&quot;)" office:value-type="float" office:value="1" calcext:value-type="float">
            <text:p>1</text:p>
          </table:table-cell>
          <table:table-cell office:value-type="string" calcext:value-type="string">
            <text:p>Relay</text:p>
          </table:table-cell>
          <table:table-cell table:content-validation-name="val1" office:value-type="string" calcext:value-type="string">
            <text:p>fl1hallwayFrontDoor</text:p>
          </table:table-cell>
          <table:table-cell office:value-type="string" calcext:value-type="string">
            <text:p>On/Off</text:p>
          </table:table-cell>
          <table:table-cell table:formula="of:=IF(OR([.L3]=&quot;N/A&quot;;NOT([.L3]=0));&quot;N/A&quot;;0)" office:value-type="string" office:string-value="N/A" calcext:value-type="string">
            <text:p>N/A</text:p>
          </table:table-cell>
          <table:table-cell table:formula="of:=IF(OR([.M3]=&quot;N/A&quot;;NOT([.M3]=0));&quot;N/A&quot;;0)" office:value-type="string" office:string-value="N/A" calcext:value-type="string">
            <text:p>N/A</text:p>
          </table:table-cell>
          <table:table-cell table:formula="of:=IF(OR([.N3]=&quot;N/A&quot;;NOT([.N3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 table:style-name="ce8"/>
          <table:covered-table-cell table:style-name="ce8" office:value-type="float" office:value="3" calcext:value-type="float">
            <text:p>3</text:p>
          </table:covered-table-cell>
          <table:covered-table-cell table:style-name="Default"/>
          <table:covered-table-cell table:style-name="ce8"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lightSwitch1</text:span>3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19" table:formula="of:=IF([.K4]&lt;&gt;&quot;&quot;;VLOOKUP([.K4];[$Data.$A$3:.$B$20];2;0);&quot;-&quot;)" office:value-type="float" office:value="2" calcext:value-type="float">
            <text:p>2</text:p>
          </table:table-cell>
          <table:table-cell office:value-type="string" calcext:value-type="string">
            <text:p>Relay</text:p>
          </table:table-cell>
          <table:table-cell table:content-validation-name="val1" office:value-type="string" calcext:value-type="string">
            <text:p>exteriorCeilingLight</text:p>
          </table:table-cell>
          <table:table-cell office:value-type="string" calcext:value-type="string">
            <text:p>On/Off</text:p>
          </table:table-cell>
          <table:table-cell table:formula="of:=IF(OR([.L4]=&quot;N/A&quot;;NOT([.L4]=0));&quot;N/A&quot;;0)" office:value-type="string" office:string-value="N/A" calcext:value-type="string">
            <text:p>N/A</text:p>
          </table:table-cell>
          <table:table-cell table:formula="of:=IF(OR([.M4]=&quot;N/A&quot;;NOT([.M4]=0));&quot;N/A&quot;;0)" office:value-type="string" office:string-value="N/A" calcext:value-type="string">
            <text:p>N/A</text:p>
          </table:table-cell>
          <table:table-cell table:formula="of:=IF(OR([.N4]=&quot;N/A&quot;;NOT([.N4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 table:style-name="ce8"/>
          <table:covered-table-cell table:style-name="ce8" office:value-type="float" office:value="4" calcext:value-type="float">
            <text:p>4</text:p>
          </table:covered-table-cell>
          <table:covered-table-cell table:style-name="Default"/>
          <table:covered-table-cell table:style-name="ce8"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14</text:p>
          </table:table-cell>
          <table:table-cell office:value-type="float" office:value="3" calcext:value-type="float">
            <text:p>3</text:p>
          </table:table-cell>
          <table:covered-table-cell/>
          <table:table-cell table:style-name="ce19" table:formula="of:=IF([.K5]&lt;&gt;&quot;&quot;;VLOOKUP([.K5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28" table:content-validation-name="val1" office:value-type="string" calcext:value-type="string">
            <text:p>meta</text:p>
          </table:table-cell>
          <table:table-cell table:formula="of:=IF([.K5]=&quot;free&quot;;&quot;N/A&quot;;0)" office:value-type="float" office:value="0" calcext:value-type="float">
            <text:p/>
          </table:table-cell>
          <table:table-cell office:value-type="string" calcext:value-type="string">
            <text:p>All Off, timeout for wall + external lights</text:p>
          </table:table-cell>
          <table:table-cell table:number-columns-repeated="3"/>
        </table:table-row>
        <table:table-row table:style-name="ro1">
          <table:table-cell table:number-columns-spanned="1" table:number-rows-spanned="4"/>
          <table:table-cell office:value-type="float" office:value="30" calcext:value-type="float" table:number-columns-spanned="1" table:number-rows-spanned="4">
            <text:p>30</text:p>
          </table:table-cell>
          <table:table-cell table:style-name="ce7" office:value-type="string" calcext:value-type="string" table:number-columns-spanned="1" table:number-rows-spanned="4">
            <text:p>Bath room</text:p>
          </table:table-cell>
          <table:table-cell table:formula="of:=[.D2]+1" office:value-type="float" office:value="2" calcext:value-type="float" table:number-columns-spanned="1" table:number-rows-spanned="4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2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6]&lt;&gt;&quot;&quot;;VLOOKUP([.K6];[$Data.$A$3:.$B$20];2;0);&quot;-&quot;)" office:value-type="float" office:value="3" calcext:value-type="float">
            <text:p>3</text:p>
          </table:table-cell>
          <table:table-cell table:style-name="ce4" office:value-type="string" calcext:value-type="string">
            <text:p>PWM Driver</text:p>
          </table:table-cell>
          <table:table-cell table:style-name="ce24" table:content-validation-name="val1" office:value-type="string" calcext:value-type="string">
            <text:p>fl1bathroom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/>
          <table:covered-table-cell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2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7]&lt;&gt;&quot;&quot;;VLOOKUP([.K7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fl1bathroomShower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/>
          <table:covered-table-cell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2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8]&lt;&gt;&quot;&quot;;VLOOKUP([.K8];[$Data.$A$3:.$B$20];2;0);&quot;-&quot;)" office:value-type="float" office:value="4" calcext:value-type="float">
            <text:p>4</text:p>
          </table:table-cell>
          <table:table-cell office:value-type="string" calcext:value-type="string">
            <text:p>Relay</text:p>
          </table:table-cell>
          <table:table-cell table:content-validation-name="val1" office:value-type="string" calcext:value-type="string">
            <text:p>fl1bathroomFloorHeating</text:p>
          </table:table-cell>
          <table:table-cell office:value-type="string" calcext:value-type="string">
            <text:p>On/Off</text:p>
          </table:table-cell>
          <table:table-cell table:formula="of:=IF(OR([.L8]=&quot;N/A&quot;;NOT([.L8]=0));&quot;N/A&quot;;0)" office:value-type="string" office:string-value="N/A" calcext:value-type="string">
            <text:p>N/A</text:p>
          </table:table-cell>
          <table:table-cell table:formula="of:=IF(OR([.M8]=&quot;N/A&quot;;NOT([.M8]=0));&quot;N/A&quot;;0)" office:value-type="string" office:string-value="N/A" calcext:value-type="string">
            <text:p>N/A</text:p>
          </table:table-cell>
          <table:table-cell table:formula="of:=IF(OR([.N8]=&quot;N/A&quot;;NOT([.N8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/>
          <table:covered-table-cell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2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9]&lt;&gt;&quot;&quot;;VLOOKUP([.K9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28" table:content-validation-name="val1" office:value-type="string" calcext:value-type="string">
            <text:p>meta</text:p>
          </table:table-cell>
          <table:table-cell table:formula="of:=IF([.K9]=&quot;free&quot;;&quot;N/A&quot;;0)" office:value-type="float" office:value="0" calcext:value-type="float">
            <text:p/>
          </table:table-cell>
          <table:table-cell table:formula="of:=IF(OR([.L9]=&quot;N/A&quot;;NOT([.L9]=0));&quot;N/A&quot;;0)" office:value-type="float" office:value="0" calcext:value-type="float">
            <text:p/>
          </table:table-cell>
          <table:table-cell table:formula="of:=IF(OR([.M9]=&quot;N/A&quot;;NOT([.M9]=0));&quot;N/A&quot;;0)" office:value-type="float" office:value="0" calcext:value-type="float">
            <text:p/>
          </table:table-cell>
          <table:table-cell table:formula="of:=IF(OR([.N9]=&quot;N/A&quot;;NOT([.N9]=0));&quot;N/A&quot;;0)" office:value-type="float" office:value="0" calcext:value-type="float">
            <text:p/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40" calcext:value-type="float" table:number-columns-spanned="1" table:number-rows-spanned="4">
            <text:p>40</text:p>
          </table:table-cell>
          <table:table-cell table:style-name="ce13" office:value-type="string" calcext:value-type="string" table:number-columns-spanned="1" table:number-rows-spanned="4">
            <text:p>under stairs</text:p>
          </table:table-cell>
          <table:table-cell table:formula="of:=[.D6]+1" office:value-type="float" office:value="3" calcext:value-type="float" table:number-columns-spanned="1" table:number-rows-spanned="4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3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2 0x39</text:p>
          </table:table-cell>
          <table:table-cell table:formula="of:=IF([.K10]&lt;&gt;&quot;&quot;;VLOOKUP([.K10];[$Data.$A$3:.$B$20];2;0);&quot;-&quot;)" office:value-type="string" office:string-value="" calcext:value-type="error">
            <text:p>#N/A</text:p>
          </table:table-cell>
          <table:table-cell table:style-name="ce4" office:value-type="string" calcext:value-type="string">
            <text:p>Relay</text:p>
          </table:table-cell>
          <table:table-cell table:style-name="ce24" table:content-validation-name="val1" office:value-type="string" calcext:value-type="string">
            <text:p>underStairLight</text:p>
          </table:table-cell>
          <table:table-cell office:value-type="string" calcext:value-type="string">
            <text:p>On/Off</text:p>
          </table:table-cell>
          <table:table-cell table:formula="of:=IF(OR([.L10]=&quot;N/A&quot;;NOT([.L10]=0));&quot;N/A&quot;;0)" office:value-type="string" office:string-value="N/A" calcext:value-type="string">
            <text:p>N/A</text:p>
          </table:table-cell>
          <table:table-cell table:formula="of:=IF(OR([.M10]=&quot;N/A&quot;;NOT([.M10]=0));&quot;N/A&quot;;0)" office:value-type="string" office:string-value="N/A" calcext:value-type="string">
            <text:p>N/A</text:p>
          </table:table-cell>
          <table:table-cell table:formula="of:=IF(OR([.N10]=&quot;N/A&quot;;NOT([.N10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10" calcext:value-type="float">
            <text:p>10</text:p>
          </table:covered-table-cell>
          <table:covered-table-cell/>
          <table:covered-table-cell office:value-type="float" office:value="10" calcext:value-type="float">
            <text:p>10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3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11]&lt;&gt;&quot;&quot;;VLOOKUP([.K11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2" office:value-type="string" calcext:value-type="string">
            <text:p>waterHeaterStatic</text:p>
          </table:table-cell>
          <table:table-cell office:value-type="string" calcext:value-type="string">
            <text:p>On/Off</text:p>
          </table:table-cell>
          <table:table-cell table:formula="of:=IF(OR([.L11]=&quot;N/A&quot;;NOT([.L11]=0));&quot;N/A&quot;;0)" office:value-type="string" office:string-value="N/A" calcext:value-type="string">
            <text:p>N/A</text:p>
          </table:table-cell>
          <table:table-cell table:formula="of:=IF(OR([.M11]=&quot;N/A&quot;;NOT([.M11]=0));&quot;N/A&quot;;0)" office:value-type="string" office:string-value="N/A" calcext:value-type="string">
            <text:p>N/A</text:p>
          </table:table-cell>
          <table:table-cell table:formula="of:=IF(OR([.N11]=&quot;N/A&quot;;NOT([.N11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11" calcext:value-type="float">
            <text:p>11</text:p>
          </table:covered-table-cell>
          <table:covered-table-cell/>
          <table:covered-table-cell office:value-type="float" office:value="11" calcext:value-type="float">
            <text:p>11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3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12]&lt;&gt;&quot;&quot;;VLOOKUP([.K12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2" office:value-type="string" calcext:value-type="string">
            <text:p>waterHeaterRunning</text:p>
          </table:table-cell>
          <table:table-cell office:value-type="string" calcext:value-type="string">
            <text:p>On/Off</text:p>
          </table:table-cell>
          <table:table-cell table:formula="of:=IF(OR([.L12]=&quot;N/A&quot;;NOT([.L12]=0));&quot;N/A&quot;;0)" office:value-type="string" office:string-value="N/A" calcext:value-type="string">
            <text:p>N/A</text:p>
          </table:table-cell>
          <table:table-cell table:formula="of:=IF(OR([.M12]=&quot;N/A&quot;;NOT([.M12]=0));&quot;N/A&quot;;0)" office:value-type="string" office:string-value="N/A" calcext:value-type="string">
            <text:p>N/A</text:p>
          </table:table-cell>
          <table:table-cell table:formula="of:=IF(OR([.N12]=&quot;N/A&quot;;NOT([.N12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12" calcext:value-type="float">
            <text:p>12</text:p>
          </table:covered-table-cell>
          <table:covered-table-cell/>
          <table:covered-table-cell office:value-type="float" office:value="12" calcext:value-type="float">
            <text:p>12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34</text:p>
          </table:table-cell>
          <table:table-cell office:value-type="float" office:value="3" calcext:value-type="float">
            <text:p>3</text:p>
          </table:table-cell>
          <table:covered-table-cell/>
          <table:table-cell table:style-name="ce19" table:formula="of:=IF([.K13]&lt;&gt;&quot;&quot;;VLOOKUP([.K13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waterRecirculationPump</text:p>
          </table:table-cell>
          <table:table-cell office:value-type="string" calcext:value-type="string">
            <text:p>On/Off</text:p>
          </table:table-cell>
          <table:table-cell table:formula="of:=IF(OR([.L13]=&quot;N/A&quot;;NOT([.L13]=0));&quot;N/A&quot;;0)" office:value-type="string" office:string-value="N/A" calcext:value-type="string">
            <text:p>N/A</text:p>
          </table:table-cell>
          <table:table-cell table:formula="of:=IF(OR([.M13]=&quot;N/A&quot;;NOT([.M13]=0));&quot;N/A&quot;;0)" office:value-type="string" office:string-value="N/A" calcext:value-type="string">
            <text:p>N/A</text:p>
          </table:table-cell>
          <table:table-cell table:formula="of:=IF(OR([.N13]=&quot;N/A&quot;;NOT([.N13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20" calcext:value-type="float" table:number-columns-spanned="1" table:number-rows-spanned="4">
            <text:p>20</text:p>
          </table:table-cell>
          <table:table-cell table:style-name="ce13" office:value-type="string" calcext:value-type="string" table:number-columns-spanned="1" table:number-rows-spanned="8">
            <text:p>living room</text:p>
          </table:table-cell>
          <table:table-cell table:formula="of:=[.D10]+1" office:value-type="float" office:value="4" calcext:value-type="float" table:number-columns-spanned="1" table:number-rows-spanned="4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4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14]&lt;&gt;&quot;&quot;;VLOOKUP([.K14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4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15]&lt;&gt;&quot;&quot;;VLOOKUP([.K15];[$Data.$A$3:.$B$20];2;0);&quot;-&quot;)" office:value-type="float" office:value="8" calcext:value-type="float">
            <text:p>8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4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16]&lt;&gt;&quot;&quot;;VLOOKUP([.K16];[$Data.$A$3:.$B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Table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4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17]&lt;&gt;&quot;&quot;;VLOOKUP([.K17];[$Data.$A$3:.$B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28" table:content-validation-name="val1" office:value-type="string" calcext:value-type="string">
            <text:p>kitchen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16" calcext:value-type="float" table:number-columns-spanned="1" table:number-rows-spanned="4">
            <text:p>16</text:p>
          </table:table-cell>
          <table:covered-table-cell/>
          <table:table-cell table:formula="of:=[.D14]+1" office:value-type="float" office:value="5" calcext:value-type="float" table:number-columns-spanned="1" table:number-rows-spanned="4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5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3 0x3A</text:p>
          </table:table-cell>
          <table:table-cell table:formula="of:=IF([.K18]&lt;&gt;&quot;&quot;;VLOOKUP([.K18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CeilingLight</text:p>
          </table:table-cell>
          <table:table-cell office:value-type="string" calcext:value-type="string">
            <text:p>On(prev state)/Off </text:p>
          </table:table-cell>
          <table:table-cell/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5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19]&lt;&gt;&quot;&quot;;VLOOKUP([.K19];[$Data.$A$3:.$B$20];2;0);&quot;-&quot;)" office:value-type="float" office:value="8" calcext:value-type="float">
            <text:p>8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WallLight</text:p>
          </table:table-cell>
          <table:table-cell office:value-type="string" calcext:value-type="string">
            <text:p>On(prev state)/Off </text:p>
          </table:table-cell>
          <table:table-cell/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5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20]&lt;&gt;&quot;&quot;;VLOOKUP([.K20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Shades</text:p>
          </table:table-cell>
          <table:table-cell office:value-type="string" calcext:value-type="string">
            <text:p>Toggle Open/Close</text:p>
          </table:table-cell>
          <table:table-cell/>
          <table:table-cell office:value-type="string" calcext:value-type="string">
            <text:p>Tilt Open/Close</text:p>
          </table:table-cell>
          <table:table-cell office:value-type="string" calcext:value-type="string">
            <text:p>stop tilt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5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21]&lt;&gt;&quot;&quot;;VLOOKUP([.K21];[$Data.$A$3:.$B$20];2;0);&quot;-&quot;)" office:value-type="float" office:value="2" calcext:value-type="float">
            <text:p>2</text:p>
          </table:table-cell>
          <table:table-cell office:value-type="string" calcext:value-type="string">
            <text:p>Relay</text:p>
          </table:table-cell>
          <table:table-cell table:style-name="ce28" table:content-validation-name="val1" office:value-type="string" calcext:value-type="string">
            <text:p>exteriorCeilingLight</text:p>
          </table:table-cell>
          <table:table-cell office:value-type="string" calcext:value-type="string">
            <text:p>On/Off</text:p>
          </table:table-cell>
          <table:table-cell table:formula="of:=IF(OR([.L21]=&quot;N/A&quot;;NOT([.L21]=0));&quot;N/A&quot;;0)" office:value-type="string" office:string-value="N/A" calcext:value-type="string">
            <text:p>N/A</text:p>
          </table:table-cell>
          <table:table-cell table:formula="of:=IF(OR([.M21]=&quot;N/A&quot;;NOT([.M21]=0));&quot;N/A&quot;;0)" office:value-type="string" office:string-value="N/A" calcext:value-type="string">
            <text:p>N/A</text:p>
          </table:table-cell>
          <table:table-cell table:formula="of:=IF(OR([.N21]=&quot;N/A&quot;;NOT([.N21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45" calcext:value-type="float" table:number-columns-spanned="1" table:number-rows-spanned="4">
            <text:p>45</text:p>
          </table:table-cell>
          <table:table-cell office:value-type="string" calcext:value-type="string" table:number-columns-spanned="1" table:number-rows-spanned="4">
            <text:p>Kitchen</text:p>
          </table:table-cell>
          <table:table-cell office:value-type="float" office:value="6" calcext:value-type="float" table:number-columns-spanned="1" table:number-rows-spanned="4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6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22]&lt;&gt;&quot;&quot;;VLOOKUP([.K22];[$Data.$A$3:.$B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kitchen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6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23]&lt;&gt;&quot;&quot;;VLOOKUP([.K23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kitchenCupboardLights</text:p>
          </table:table-cell>
          <table:table-cell office:value-type="string" calcext:value-type="string">
            <text:p>On/Off</text:p>
          </table:table-cell>
          <table:table-cell table:formula="of:=IF(OR([.L23]=&quot;N/A&quot;;NOT([.L23]=0));&quot;N/A&quot;;0)" office:value-type="string" office:string-value="N/A" calcext:value-type="string">
            <text:p>N/A</text:p>
          </table:table-cell>
          <table:table-cell table:formula="of:=IF(OR([.M23]=&quot;N/A&quot;;NOT([.M23]=0));&quot;N/A&quot;;0)" office:value-type="string" office:string-value="N/A" calcext:value-type="string">
            <text:p>N/A</text:p>
          </table:table-cell>
          <table:table-cell table:formula="of:=IF(OR([.N23]=&quot;N/A&quot;;NOT([.N23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6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24]&lt;&gt;&quot;&quot;;VLOOKUP([.K24];[$Data.$A$3:.$B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Table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6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25]&lt;&gt;&quot;&quot;;VLOOKUP([.K25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8" table:content-validation-name="val1" office:value-type="string" calcext:value-type="string">
            <text:p>Shades</text:p>
          </table:table-cell>
          <table:table-cell office:value-type="string" calcext:value-type="string">
            <text:p>Toggle Open/Close</text:p>
          </table:table-cell>
          <table:table-cell/>
          <table:table-cell office:value-type="string" calcext:value-type="string">
            <text:p>Tilt Open/Close</text:p>
          </table:table-cell>
          <table:table-cell office:value-type="string" calcext:value-type="string">
            <text:p>stop tilting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19" calcext:value-type="float" table:number-columns-spanned="1" table:number-rows-spanned="4">
            <text:p>19</text:p>
          </table:table-cell>
          <table:table-cell office:value-type="string" calcext:value-type="string" table:number-columns-spanned="1" table:number-rows-spanned="4">
            <text:p>stairs</text:p>
          </table:table-cell>
          <table:table-cell office:value-type="float" office:value="7" calcext:value-type="float" table:number-columns-spanned="1" table:number-rows-spanned="4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7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4 0x3B</text:p>
          </table:table-cell>
          <table:table-cell table:formula="of:=IF([.K26]&lt;&gt;&quot;&quot;;VLOOKUP([.K26];[$Data.$A$3:.$B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style-name="ce24" table:content-validation-name="val1" office:value-type="string" calcext:value-type="string">
            <text:p>stairsCeilingLight</text:p>
          </table:table-cell>
          <table:table-cell office:value-type="string" calcext:value-type="string">
            <text:p>On/Off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7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27]&lt;&gt;&quot;&quot;;VLOOKUP([.K27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stairsStepLight</text:p>
          </table:table-cell>
          <table:table-cell office:value-type="string" calcext:value-type="string">
            <text:p>On/Off</text:p>
          </table:table-cell>
          <table:table-cell table:formula="of:=IF(OR([.L27]=&quot;N/A&quot;;NOT([.L27]=0));&quot;N/A&quot;;0)" office:value-type="string" office:string-value="N/A" calcext:value-type="string">
            <text:p>N/A</text:p>
          </table:table-cell>
          <table:table-cell table:formula="of:=IF(OR([.M27]=&quot;N/A&quot;;NOT([.M27]=0));&quot;N/A&quot;;0)" office:value-type="string" office:string-value="N/A" calcext:value-type="string">
            <text:p>N/A</text:p>
          </table:table-cell>
          <table:table-cell table:formula="of:=IF(OR([.N27]=&quot;N/A&quot;;NOT([.N27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7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28]&lt;&gt;&quot;&quot;;VLOOKUP([.K28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meta</text:p>
          </table:table-cell>
          <table:table-cell table:formula="of:=IF([.K28]=&quot;free&quot;;&quot;N/A&quot;;0)" office:value-type="float" office:value="0" calcext:value-type="float">
            <text:p/>
          </table:table-cell>
          <table:table-cell table:formula="of:=IF(OR([.L28]=&quot;N/A&quot;;NOT([.L28]=0));&quot;N/A&quot;;0)" office:value-type="float" office:value="0" calcext:value-type="float">
            <text:p/>
          </table:table-cell>
          <table:table-cell table:formula="of:=IF(OR([.M28]=&quot;N/A&quot;;NOT([.M28]=0));&quot;N/A&quot;;0)" office:value-type="float" office:value="0" calcext:value-type="float">
            <text:p/>
          </table:table-cell>
          <table:table-cell table:formula="of:=IF(OR([.N28]=&quot;N/A&quot;;NOT([.N28]=0));&quot;N/A&quot;;0)" office:value-type="float" office:value="0" calcext:value-type="float">
            <text:p/>
          </table:table-cell>
          <table:table-cell/>
        </table:table-row>
        <table:table-row table:style-name="ro1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7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29]&lt;&gt;&quot;&quot;;VLOOKUP([.K29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meta</text:p>
          </table:table-cell>
          <table:table-cell table:formula="of:=IF([.K29]=&quot;free&quot;;&quot;N/A&quot;;0)" office:value-type="float" office:value="0" calcext:value-type="float">
            <text:p/>
          </table:table-cell>
          <table:table-cell table:formula="of:=IF(OR([.L29]=&quot;N/A&quot;;NOT([.L29]=0));&quot;N/A&quot;;0)" office:value-type="float" office:value="0" calcext:value-type="float">
            <text:p/>
          </table:table-cell>
          <table:table-cell table:formula="of:=IF(OR([.M29]=&quot;N/A&quot;;NOT([.M29]=0));&quot;N/A&quot;;0)" office:value-type="float" office:value="0" calcext:value-type="float">
            <text:p/>
          </table:table-cell>
          <table:table-cell table:formula="of:=IF(OR([.N29]=&quot;N/A&quot;;NOT([.N29]=0));&quot;N/A&quot;;0)" office:value-type="float" office:value="0" calcext:value-type="float">
            <text:p/>
          </table:table-cell>
          <table:table-cell table:style-name="ce17"/>
        </table:table-row>
        <table:table-row table:style-name="ro1">
          <table:table-cell table:number-columns-spanned="1" table:number-rows-spanned="4"/>
          <table:table-cell office:value-type="float" office:value="15" calcext:value-type="float" table:number-columns-spanned="1" table:number-rows-spanned="4">
            <text:p>15</text:p>
          </table:table-cell>
          <table:table-cell office:value-type="string" calcext:value-type="string" table:number-columns-spanned="1" table:number-rows-spanned="4">
            <text:p>study</text:p>
          </table:table-cell>
          <table:table-cell office:value-type="float" office:value="8" calcext:value-type="float" table:number-columns-spanned="1" table:number-rows-spanned="4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8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30]&lt;&gt;&quot;&quot;;VLOOKUP([.K30];[$Data.$A$3:.$B$20];2;0);&quot;-&quot;)" office:value-type="float" office:value="12" calcext:value-type="float">
            <text:p>12</text:p>
          </table:table-cell>
          <table:table-cell office:value-type="string" calcext:value-type="string">
            <text:p>PWM Driver</text:p>
          </table:table-cell>
          <table:table-cell table:style-name="ce24" table:content-validation-name="val1" office:value-type="string" calcext:value-type="string">
            <text:p>stud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/>
          <table:covered-table-cell office:value-type="float" office:value="26" calcext:value-type="float">
            <text:p>26</text:p>
          </table:covered-table-cell>
          <table:covered-table-cell/>
          <table:covered-table-cell office:value-type="float" office:value="26" calcext:value-type="float">
            <text:p>2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8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31]&lt;&gt;&quot;&quot;;VLOOKUP([.K31];[$Data.$A$3:.$B$20];2;0);&quot;-&quot;)" office:value-type="float" office:value="13" calcext:value-type="float">
            <text:p>13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study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/>
          <table:covered-table-cell office:value-type="float" office:value="27" calcext:value-type="float">
            <text:p>27</text:p>
          </table:covered-table-cell>
          <table:covered-table-cell/>
          <table:covered-table-cell office:value-type="float" office:value="27" calcext:value-type="float">
            <text:p>2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83</text:p>
          </table:table-cell>
          <table:table-cell office:value-type="float" office:value="6" calcext:value-type="float">
            <text:p>6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elay</text:p>
          </table:table-cell>
          <table:table-cell table:content-validation-name="val1" office:value-type="string" calcext:value-type="string">
            <text:p>exteriorCeilingLight</text:p>
          </table:table-cell>
          <table:table-cell office:value-type="string" calcext:value-type="string">
            <text:p>On/Off</text:p>
          </table:table-cell>
          <table:table-cell table:formula="of:=IF(OR([.L32]=&quot;N/A&quot;;NOT([.L32]=0));&quot;N/A&quot;;0)" office:value-type="string" office:string-value="N/A" calcext:value-type="string">
            <text:p>N/A</text:p>
          </table:table-cell>
          <table:table-cell table:formula="of:=IF(OR([.M32]=&quot;N/A&quot;;NOT([.M32]=0));&quot;N/A&quot;;0)" office:value-type="string" office:string-value="N/A" calcext:value-type="string">
            <text:p>N/A</text:p>
          </table:table-cell>
          <table:table-cell table:formula="of:=IF(OR([.N32]=&quot;N/A&quot;;NOT([.N32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28" calcext:value-type="float">
            <text:p>28</text:p>
          </table:covered-table-cell>
          <table:covered-table-cell/>
          <table:covered-table-cell office:value-type="float" office:value="28" calcext:value-type="float">
            <text:p>2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8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33]&lt;&gt;&quot;&quot;;VLOOKUP([.K33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28" table:content-validation-name="val1" office:value-type="string" calcext:value-type="string">
            <text:p>meta</text:p>
          </table:table-cell>
          <table:table-cell table:formula="of:=IF([.K33]=&quot;free&quot;;&quot;N/A&quot;;0)" office:value-type="float" office:value="0" calcext:value-type="float">
            <text:p/>
          </table:table-cell>
          <table:table-cell table:formula="of:=IF(OR([.L33]=&quot;N/A&quot;;NOT([.L33]=0));&quot;N/A&quot;;0)" office:value-type="float" office:value="0" calcext:value-type="float">
            <text:p/>
          </table:table-cell>
          <table:table-cell table:formula="of:=IF(OR([.M33]=&quot;N/A&quot;;NOT([.M33]=0));&quot;N/A&quot;;0)" office:value-type="float" office:value="0" calcext:value-type="float">
            <text:p/>
          </table:table-cell>
          <table:table-cell table:formula="of:=IF(OR([.N33]=&quot;N/A&quot;;NOT([.N33]=0));&quot;N/A&quot;;0)" office:value-type="float" office:value="0" calcext:value-type="float">
            <text:p/>
          </table:table-cell>
          <table:table-cell/>
        </table:table-row>
        <calcext:conditional-formats>
          <calcext:conditional-format calcext:target-range-address="Floor1.L2:Floor1.O33">
            <calcext:condition calcext:apply-style-name="Untitled1" calcext:value="=&quot;N/A&quot;" calcext:base-cell-address="Floor1.L2"/>
          </calcext:conditional-format>
        </calcext:conditional-formats>
      </table:table>
      <table:table table:name="Floor2" table:style-name="ta1">
        <table:table-column table:style-name="co5" table:number-columns-repeated="2" table:default-cell-style-name="ce10"/>
        <table:table-column table:style-name="co18" table:default-cell-style-name="ce26"/>
        <table:table-column table:style-name="co7" table:default-cell-style-name="ce8"/>
        <table:table-column table:style-name="co8" table:default-cell-style-name="ce10"/>
        <table:table-column table:style-name="co19" table:default-cell-style-name="ce10"/>
        <table:table-column table:style-name="co20" table:default-cell-style-name="ce10"/>
        <table:table-column table:style-name="co3" table:default-cell-style-name="Default"/>
        <table:table-column table:style-name="co21" table:default-cell-style-name="ce13"/>
        <table:table-column table:style-name="co22" table:default-cell-style-name="ce10"/>
        <table:table-column table:style-name="co23" table:default-cell-style-name="ce21"/>
        <table:table-column table:style-name="co24" table:default-cell-style-name="ce9"/>
        <table:table-column table:style-name="co3" table:default-cell-style-name="ce9"/>
        <table:table-column table:style-name="co25" table:default-cell-style-name="ce9"/>
        <table:table-column table:style-name="co17" table:default-cell-style-name="ce9"/>
        <table:table-row table:style-name="ro3">
          <table:table-cell table:style-name="ce7" office:value-type="string" calcext:value-type="string">
            <text:p>patch no</text:p>
          </table:table-cell>
          <table:table-cell table:style-name="ce7" office:value-type="string" calcext:value-type="string">
            <text:p>cable id</text:p>
          </table:table-cell>
          <table:table-cell table:style-name="ce7" office:value-type="string" calcext:value-type="string">
            <text:p>Room</text:p>
          </table:table-cell>
          <table:table-cell table:style-name="ce10" office:value-type="string" calcext:value-type="string">
            <text:p>Sw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ID</text:p>
          </table:table-cell>
          <table:table-cell table:style-name="ce7" office:value-type="string" calcext:value-type="string">
            <text:p>PCF pin</text:p>
          </table:table-cell>
          <table:table-cell table:style-name="ce7" office:value-type="string" calcext:value-type="string">
            <text:p>PCF name/addr</text:p>
          </table:table-cell>
          <table:table-cell table:style-name="ce7" office:value-type="string" calcext:value-type="string">
            <text:p>PCA pin</text:p>
          </table:table-cell>
          <table:table-cell table:style-name="ce7" office:value-type="string" calcext:value-type="string">
            <text:p>Output type</text:p>
          </table:table-cell>
          <table:table-cell table:style-name="ce10" office:value-type="string" calcext:value-type="string">
            <text:p>What</text:p>
          </table:table-cell>
          <table:table-cell table:style-name="ce10" office:value-type="string" calcext:value-type="string">
            <text:p>A on click</text:p>
          </table:table-cell>
          <table:table-cell table:style-name="ce10" office:value-type="string" calcext:value-type="string">
            <text:p>A on dClick</text:p>
          </table:table-cell>
          <table:table-cell table:style-name="ce10" office:value-type="string" calcext:value-type="string">
            <text:p>A on Hold</text:p>
          </table:table-cell>
          <table:table-cell table:style-name="ce10" office:value-type="string" calcext:value-type="string">
            <text:p>A on Release</text:p>
          </table:table-cell>
        </table:table-row>
        <table:table-row table:style-name="ro1"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25" office:value-type="string" calcext:value-type="string" table:number-columns-spanned="1" table:number-rows-spanned="4">
            <text:p>Hallway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1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1 0x20</text:p>
          </table:table-cell>
          <table:table-cell table:formula="of:=IF([.K2]&lt;&gt;&quot;&quot;;VLOOKUP([.K2];[$Data.$D$3:.$E$20];2;0);&quot;-&quot;)" office:value-type="float" office:value="0" calcext:value-type="float">
            <text:p>0</text:p>
          </table:table-cell>
          <table:table-cell table:style-name="ce13"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fl2hallwa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 table:style-name="ce8"/>
          <table:covered-table-cell table:style-name="ce8"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1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3]&lt;&gt;&quot;&quot;;VLOOKUP([.K3];[$Data.$D$3:.$E$20];2;0);&quot;-&quot;)" office:value-type="float" office:value="0" calcext:value-type="float">
            <text:p>0</text:p>
          </table:table-cell>
          <table:table-cell table:style-name="ce13" office:value-type="string" calcext:value-type="string">
            <text:p>PWM Driver</text:p>
          </table:table-cell>
          <table:table-cell table:content-validation-name="val3" office:value-type="string" calcext:value-type="string">
            <text:p>fl2hallwa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 table:style-name="ce8"/>
          <table:covered-table-cell table:style-name="ce8"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lightSwitch1</text:span>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4]&lt;&gt;&quot;&quot;;VLOOKUP([.K4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3" office:value-type="string" calcext:value-type="string">
            <text:p><text:span text:style-name="T1">(meta)</text:span>stairLight</text:p>
          </table:table-cell>
          <table:table-cell office:value-type="string" calcext:value-type="string">
            <text:p>On/Off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covered-table-cell table:style-name="ce8"/>
          <table:covered-table-cell table:style-name="ce8"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1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5]&lt;&gt;&quot;&quot;;VLOOKUP([.K5];[$Data.$D$3:.$E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meta</text:p>
          </table:table-cell>
          <table:table-cell/>
          <table:table-cell office:value-type="string" calcext:value-type="string">
            <text:p>All Off, timeout for wall + external lights</text:p>
          </table:table-cell>
          <table:table-cell table:number-columns-repeated="2"/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7" office:value-type="string" calcext:value-type="string" table:number-columns-spanned="1" table:number-rows-spanned="4">
            <text:p>Bath</text:p>
            <text:p>Room</text:p>
          </table:table-cell>
          <table:table-cell table:style-name="ce10" table:formula="of:=[.D2]+1" office:value-type="float" office:value="2" calcext:value-type="float" table:number-columns-spanned="1" table:number-rows-spanned="4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2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6]&lt;&gt;&quot;&quot;;VLOOKUP([.K6];[$Data.$D$3:.$E$20];2;0);&quot;-&quot;)" office:value-type="float" office:value="1" calcext:value-type="float">
            <text:p>1</text:p>
          </table:table-cell>
          <table:table-cell table:style-name="ce13"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fl2bathroom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 table:style-name="ce7"/>
          <table:covered-table-cell table:style-name="ce10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2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7]&lt;&gt;&quot;&quot;;VLOOKUP([.K7];[$Data.$D$3:.$E$20];2;0);&quot;-&quot;)" office:value-type="float" office:value="2" calcext:value-type="float">
            <text:p>2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fl2bathroomShower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 table:style-name="ce7"/>
          <table:covered-table-cell table:style-name="ce10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2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8]&lt;&gt;&quot;&quot;;VLOOKUP([.K8];[$Data.$D$3:.$E$20];2;0);&quot;-&quot;)" office:value-type="float" office:value="3" calcext:value-type="float">
            <text:p>3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fl2bathroomBathtub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 table:style-name="ce7"/>
          <table:covered-table-cell table:style-name="ce10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2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9]&lt;&gt;&quot;&quot;;VLOOKUP([.K9];[$Data.$D$3:.$E$20];2;0);&quot;-&quot;)" office:value-type="float" office:value="4" calcext:value-type="float">
            <text:p>4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fl2bathroomFloorHeating</text:p>
          </table:table-cell>
          <table:table-cell office:value-type="string" calcext:value-type="string">
            <text:p>On/Off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Bed room 1</text:p>
          </table:table-cell>
          <table:table-cell office:value-type="float" office:value="3" calcext:value-type="float" table:number-columns-spanned="1" table:number-rows-spanned="4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3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2 0x21</text:p>
          </table:table-cell>
          <table:table-cell table:formula="of:=IF([.K10]&lt;&gt;&quot;&quot;;VLOOKUP([.K10];[$Data.$D$3:.$E$20];2;0);&quot;-&quot;)" office:value-type="float" office:value="5" calcext:value-type="float">
            <text:p>5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1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3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11]&lt;&gt;&quot;&quot;;VLOOKUP([.K11];[$Data.$D$3:.$E$20];2;0);&quot;-&quot;)" office:value-type="float" office:value="6" calcext:value-type="float">
            <text:p>6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1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3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12]&lt;&gt;&quot;&quot;;VLOOKUP([.K12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3" office:value-type="string" calcext:value-type="string">
            <text:p><text:span text:style-name="T1">(meta)</text:span>bedroom1Shades1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3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13]&lt;&gt;&quot;&quot;;VLOOKUP([.K13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<text:span text:style-name="T1">(meta)</text:span>bedroom1Shades2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7" office:value-type="string" calcext:value-type="string" table:number-columns-spanned="1" table:number-rows-spanned="4">
            <text:p>Bed room 2</text:p>
          </table:table-cell>
          <table:table-cell table:style-name="ce10" office:value-type="float" office:value="4" calcext:value-type="float" table:number-columns-spanned="1" table:number-rows-spanned="4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4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14]&lt;&gt;&quot;&quot;;VLOOKUP([.K14];[$Data.$D$3:.$E$20];2;0);&quot;-&quot;)" office:value-type="float" office:value="7" calcext:value-type="float">
            <text:p>7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2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 table:style-name="ce7"/>
          <table:covered-table-cell table:style-name="ce10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4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15]&lt;&gt;&quot;&quot;;VLOOKUP([.K15];[$Data.$D$3:.$E$20];2;0);&quot;-&quot;)" office:value-type="float" office:value="8" calcext:value-type="float">
            <text:p>8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2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 table:style-name="ce7"/>
          <table:covered-table-cell table:style-name="ce10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4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16]&lt;&gt;&quot;&quot;;VLOOKUP([.K16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3" office:value-type="string" calcext:value-type="string">
            <text:p><text:span text:style-name="T1">(meta)</text:span>bedroom1Shades1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 table:style-name="ce7"/>
          <table:covered-table-cell table:style-name="ce10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4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17]&lt;&gt;&quot;&quot;;VLOOKUP([.K17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<text:span text:style-name="T1">(meta)</text:span>bedroom1Shades2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Master</text:p>
            <text:p>Bed room 1</text:p>
          </table:table-cell>
          <table:table-cell office:value-type="float" office:value="5" calcext:value-type="float" table:number-columns-spanned="1" table:number-rows-spanned="4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5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3 0x22</text:p>
          </table:table-cell>
          <table:table-cell table:formula="of:=IF([.K18]&lt;&gt;&quot;&quot;;VLOOKUP([.K18];[$Data.$D$3:.$E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0CeilingLight1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5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19]&lt;&gt;&quot;&quot;;VLOOKUP([.K19];[$Data.$D$3:.$E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0Ceiling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5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20]&lt;&gt;&quot;&quot;;VLOOKUP([.K20];[$Data.$D$3:.$E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0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5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21]&lt;&gt;&quot;&quot;;VLOOKUP([.K21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(meta)bedroom0Shades</text:p>
          </table:table-cell>
          <table:table-cell office:value-type="string" calcext:value-type="string">
            <text:p>Up/Down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Master</text:p>
            <text:p>Bed room 2</text:p>
          </table:table-cell>
          <table:table-cell table:style-name="ce10" office:value-type="float" office:value="6" calcext:value-type="float" table:number-columns-spanned="1" table:number-rows-spanned="4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6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22]&lt;&gt;&quot;&quot;;VLOOKUP([.K22];[$Data.$D$3:.$E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0Ceiling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 table:style-name="ce7"/>
          <table:covered-table-cell table:style-name="ce10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6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23]&lt;&gt;&quot;&quot;;VLOOKUP([.K23];[$Data.$D$3:.$E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<text:span text:style-name="T1">bedroom0</text:span>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 table:style-name="ce7"/>
          <table:covered-table-cell table:style-name="ce10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6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24]&lt;&gt;&quot;&quot;;VLOOKUP([.K24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3" office:value-type="string" calcext:value-type="string">
            <text:p><text:span text:style-name="T1">(meta)</text:span>bedroom0Shades1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 table:style-name="ce7"/>
          <table:covered-table-cell table:style-name="ce10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6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25]&lt;&gt;&quot;&quot;;VLOOKUP([.K25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<text:span text:style-name="T1">(meta)</text:span>bedroom0Shades2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Master</text:p>
            <text:p>Bed room 3</text:p>
          </table:table-cell>
          <table:table-cell office:value-type="float" office:value="7" calcext:value-type="float" table:number-columns-spanned="1" table:number-rows-spanned="4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7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4 0x23</text:p>
          </table:table-cell>
          <table:table-cell table:formula="of:=IF([.K26]&lt;&gt;&quot;&quot;;VLOOKUP([.K26];[$Data.$D$3:.$E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0Ceiling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7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27]&lt;&gt;&quot;&quot;;VLOOKUP([.K27];[$Data.$D$3:.$E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<text:span text:style-name="T1">bedroom0</text:span>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7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28]&lt;&gt;&quot;&quot;;VLOOKUP([.K28];[$Data.$D$3:.$E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0CeilingLight1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7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29]&lt;&gt;&quot;&quot;;VLOOKUP([.K29];[$Data.$D$3:.$E$20];2;0);&quot;-&quot;)" office:value-type="float" office:value="12" calcext:value-type="float">
            <text:p>12</text:p>
          </table:table-cell>
          <table:table-cell office:value-type="string" calcext:value-type="string">
            <text:p>PWM Driver</text:p>
          </table:table-cell>
          <table:table-cell table:style-name="ce22" table:content-validation-name="val3" office:value-type="string" calcext:value-type="string">
            <text:p>bedroom0BedLight1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Master</text:p>
            <text:p>Bed room 4</text:p>
          </table:table-cell>
          <table:table-cell table:style-name="ce10" office:value-type="float" office:value="8" calcext:value-type="float" table:number-columns-spanned="1" table:number-rows-spanned="4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8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30]&lt;&gt;&quot;&quot;;VLOOKUP([.K30];[$Data.$D$3:.$E$20];2;0);&quot;-&quot;)" office:value-type="float" office:value="13" calcext:value-type="float">
            <text:p>13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0Bed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 table:style-name="ce7"/>
          <table:covered-table-cell table:style-name="ce10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8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31]&lt;&gt;&quot;&quot;;VLOOKUP([.K31];[$Data.$D$3:.$E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0CeilingLight1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 table:style-name="ce7"/>
          <table:covered-table-cell table:style-name="ce10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8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32]&lt;&gt;&quot;&quot;;VLOOKUP([.K32];[$Data.$D$3:.$E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<text:span text:style-name="T1">bedroom0</text:span>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 table:style-name="ce7"/>
          <table:covered-table-cell table:style-name="ce10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8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33]&lt;&gt;&quot;&quot;;VLOOKUP([.K33];[$Data.$D$3:.$E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22" table:content-validation-name="val3" office:value-type="string" calcext:value-type="string">
            <text:p>bedroom0Ceiling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calcext:conditional-formats>
          <calcext:conditional-format calcext:target-range-address="Floor2.L2:Floor2.O33">
            <calcext:condition calcext:apply-style-name="Untitled1" calcext:value="=&quot;N/A&quot;" calcext:base-cell-address="Floor2.L2"/>
          </calcext:conditional-format>
        </calcext:conditional-formats>
      </table:table>
      <table:table table:name="Sheet4" table:style-name="ta1">
        <table:table-column table:style-name="co2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immer connecti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Bl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bg" fo:country="B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31P0" style:volatile="true" number:language="en" number:country="US">
      <number:number number:decimal-places="0" number:min-decimal-places="0" number:min-integer-digits="1"/>
    </number:number-style>
    <number:number-style style:name="N10131P1" style:volatile="true" number:language="en" number:country="US">
      <number:text>-</number:text>
      <number:number number:decimal-places="0" number:min-decimal-places="0" number:min-integer-digits="1"/>
    </number:number-style>
    <number:number-style style:name="N10131P2" style:volatile="true" number:language="en" number:country="US">
      <number:text/>
    </number:number-style>
    <number:text-style style:name="N10131" number:language="en" number:country="US">
      <number:text-content/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b2b2b2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10:10:06.164143229</meta:creation-date>
    <dc:date>2023-09-20T00:32:42.693999666</dc:date>
    <meta:editing-duration>P4DT6H14M39S</meta:editing-duration>
    <meta:editing-cycles>33</meta:editing-cycles>
    <meta:generator>LibreOffice/7.5.6.2$Linux_X86_64 LibreOffice_project/50$Build-2</meta:generator>
    <meta:document-statistic meta:table-count="4" meta:cell-count="866" meta:object-count="0"/>
  </office:meta>
</office:document-meta>
</file>